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6.128cm"/>
    </style:style>
    <style:style style:name="co3" style:family="table-column">
      <style:table-column-properties fo:break-before="auto" style:column-width="10.643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6.181cm"/>
    </style:style>
    <style:style style:name="co7" style:family="table-column">
      <style:table-column-properties fo:break-before="auto" style:column-width="8.924cm"/>
    </style:style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3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4.08cm" fo:break-before="auto" style:use-optimal-row-height="true"/>
    </style:style>
    <style:style style:name="ro9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6e6e6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6d9f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4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Defines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OMPF Version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2 byte lenght + UTF8 encoded buf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CII</text:p>
          </table:table-cell>
          <table:table-cell office:value-type="string" calcext:value-type="string">
            <text:p>character string no ending z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adients</text:p>
          </table:table-cell>
          <table:table-cell office:value-type="string" calcext:value-type="string">
            <text:p>2 byte lenght + float32 pos value pair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Configur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4" office:value-type="string" calcext:value-type="string">
            <text:p>TypeID-Siz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unkID-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unkSize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tringSizeSiz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2"/>
          <table:table-cell table:number-columns-repeated="1022"/>
        </table:table-row>
        <table:table-row table:style-name="ro2">
          <table:table-cell table:style-name="ce7" office:value-type="string" calcext:value-type="string">
            <text:p>chunk type</text:p>
          </table:table-cell>
          <table:table-cell table:style-name="ce10" office:value-type="string" calcext:value-type="string">
            <text:p>data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bytes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chunk type ID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Base Chunk</text:p>
          </table:table-cell>
          <table:table-cell table:style-name="ce11"/>
          <table:table-cell table:style-name="ce11" office:value-type="string" calcext:value-type="string">
            <text:p>This Chunk type is not actually used. It's just the base type definition. All other chunks derive from it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has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ypeID</text:p>
          </table:table-cell>
          <table:table-cell table:style-name="ce5" office:value-type="string" calcext:value-type="string">
            <text:p>defines the chunk type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size of the chunk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unkID</text:p>
          </table:table-cell>
          <table:table-cell table:style-name="ce5" office:value-type="string" calcext:value-type="string">
            <text:p>the chunks ID zero is default and invalid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arentID</text:p>
          </table:table-cell>
          <table:table-cell table:style-name="ce5" office:value-type="string" calcext:value-type="string">
            <text:p>reference to parent (only the header chunk and materials have no parent chunk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ce8" office:value-type="string" calcext:value-type="string">
            <text:p>Header Chunk</text:p>
          </table:table-cell>
          <table:table-cell table:style-name="ce11"/>
          <table:table-cell table:style-name="ce11" office:value-type="string" calcext:value-type="string">
            <text:p>* first chunk in a file is always a header chunk (all other chunks can be in random order)</text:p>
            <text:p>* there can only be one header chunk</text:p>
            <text:p>* header chunk does not derive from base chunk</text:p>
            <text:p>* first chunk after the header chunk is considdered actual data and has to be the root node of that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Header (0x01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gic Number/Word</text:p>
          </table:table-cell>
          <table:table-cell table:style-name="ce5" office:value-type="string" calcext:value-type="string">
            <text:p>OMPF is the name of that format</text:p>
          </table:table-cell>
          <table:table-cell office:value-type="string" calcext:value-type="string">
            <text:p>ASCII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"OMPF"</text:p>
            <text:p>0x4f 0x4d 0x50 0x46 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jor Version of OMPF</text:p>
          </table:table-cell>
          <table:table-cell table:style-name="ce5" office:value-type="string" calcext:value-type="string">
            <text:p>the version number of OMPF starting with 1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or Version of OMPF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tch Version of OMPF</text:p>
          </table:table-cell>
          <table:table-cell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ypeID-Size</text:p>
          </table:table-cell>
          <table:table-cell table:style-name="ce5" office:value-type="string" calcext:value-type="string">
            <text:p>specifies the size of typeIds 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hunkID-Size</text:p>
          </table:table-cell>
          <table:table-cell table:style-name="ce5" office:value-type="string" calcext:value-type="string">
            <text:p>specifies the size of chunkIds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hunkSizeSize</text:p>
          </table:table-cell>
          <table:table-cell table:style-name="ce5" office:value-type="string" calcext:value-type="string">
            <text:p>specifies the size of the variable that holds the size of a chunk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ustomDataSizeSize</text:p>
          </table:table-cell>
          <table:table-cell table:style-name="ce5" office:value-type="string" calcext:value-type="string">
            <text:p>the size of the variable that stores the size of the custom data in every chunk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ringSizeSize</text:p>
          </table:table-cell>
          <table:table-cell table:style-name="ce5" office:value-type="string" calcext:value-type="string">
            <text:p>the size of the variable that stores the size of the a string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SCII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"I♥IGOR"</text:p>
            <text:p>0x49 0x03 0x49 0x47 0x4f 0x52</text:p>
          </table:table-cell>
          <table:table-cell table:number-columns-repeated="1018"/>
        </table:table-row>
        <table:table-row table:style-name="ro2">
          <table:table-cell/>
          <table:table-cell table:formula="of:=[.$A$19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8" office:value-type="string" calcext:value-type="string">
            <text:p>Group Chunk</text:p>
          </table:table-cell>
          <table:table-cell table:style-name="ce11" table:number-columns-repeated="3"/>
          <table:table-cell table:style-name="ce8"/>
          <table:table-cell table:style-name="ce15"/>
          <table:table-cell table:style-name="ce8" office:value-type="string" calcext:value-type="string">
            <text:p>OMPFChunkTypes::Group (0x02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has no own data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Transform Chunk</text:p>
          </table:table-cell>
          <table:table-cell table:style-name="ce11"/>
          <table:table-cell table:style-name="ce11" office:value-type="string" calcext:value-type="string">
            <text:p>4x4 column oriented matrix (e.g. as in OpenGL)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Transform (0x03)</text:p>
          </table:table-cell>
          <table:table-cell table:number-columns-repeated="1017"/>
        </table:table-row>
        <table:table-row table:style-name="ro2">
          <table:table-cell/>
          <table:table-cell table:formula="of:=[.$A$19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,1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,0,1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,0,0,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External Reference Chunk</text:p>
          </table:table-cell>
          <table:table-cell table:style-name="ce11"/>
          <table:table-cell table:style-name="ce11" office:value-type="string" calcext:value-type="string">
            <text:p>reference to external file cotaining model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External (0x04)</text:p>
          </table:table-cell>
          <table:table-cell table:number-columns-repeated="1017"/>
        </table:table-row>
        <table:table-row table:style-name="ro2">
          <table:table-cell/>
          <table:table-cell table:formula="of:=[.$A$19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urce</text:p>
          </table:table-cell>
          <table:table-cell table:style-name="ce5" office:value-type="string" calcext:value-type="string">
            <text:p>absolut or relative path to external model data or alias, or uuid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Mesh Chunk</text:p>
          </table:table-cell>
          <table:table-cell table:style-name="ce8" table:number-columns-repeated="5"/>
          <table:table-cell table:style-name="ce8" office:value-type="string" calcext:value-type="string">
            <text:p>OMPFChunkTypes::Mesh (0x06)</text:p>
          </table:table-cell>
          <table:table-cell table:number-columns-repeated="1017"/>
        </table:table-row>
        <table:table-row table:style-name="ro2">
          <table:table-cell/>
          <table:table-cell table:formula="of:=[.$A$19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2" office:value-type="string" calcext:value-type="string">
            <text:p>Material Chunk ID</text:p>
          </table:table-cell>
          <table:table-cell table:style-name="ce12" office:value-type="string" calcext:value-type="string">
            <text:p>chunk id of material to use (not implemented)</text:p>
          </table:table-cell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see configuration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2">
          <table:table-cell/>
          <table:table-cell office:value-type="string" calcext:value-type="string">
            <text:p>normals count</text:p>
          </table:table-cell>
          <table:table-cell office:value-type="string" calcext:value-type="string">
            <text:p>normal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lors count</text:p>
          </table:table-cell>
          <table:table-cell office:value-type="string" calcext:value-type="string">
            <text:p>color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 coord count</text:p>
          </table:table-cell>
          <table:table-cell office:value-type="string" calcext:value-type="string">
            <text:p>texcoords per vertex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esh type</text:p>
          </table:table-cell>
          <table:table-cell table:style-name="ce5" office:value-type="string" calcext:value-type="string">
            <text:p>0: triangles</text:p>
            <text:p>only triangles supported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tex count</text:p>
          </table:table-cell>
          <table:table-cell office:value-type="string" calcext:value-type="string">
            <text:p>vertex data size in vertex count</text:p>
          </table:table-cell>
          <table:table-cell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vertices, normals, colors, tex coords data</text:p>
          </table:table-cell>
          <table:table-cell table:style-name="ce5" office:value-type="string" calcext:value-type="string">
            <text:p>example:</text:p>
            <text:p>vertex position 1, normal 1, texture unit0 1, texture unit1 1</text:p>
            <text:p>vertex position 2, normal 2, texture unit0 2, texture unit1 2</text:p>
            <text:p>...</text:p>
            <text:p>vertex position N, normal N, texture unit0 N, texture unit1 N</text:p>
          </table:table-cell>
          <table:table-cell table:style-name="ce5" office:value-type="string" calcext:value-type="string">
            <text:p>float32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dex count</text:p>
          </table:table-cell>
          <table:table-cell office:value-type="string" calcext:value-type="string">
            <text:p>index data size in index count</text:p>
          </table:table-cell>
          <table:table-cell table:style-name="ce5"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indexes</text:p>
          </table:table-cell>
          <table:table-cell table:style-name="ce5" office:value-type="string" calcext:value-type="string">
            <text:p>example:</text:p>
            <text:p>A, B, C stand for the three vertices of a triangle</text:p>
            <text:p/>
            <text:p>index 0 for A, index 1 for B, index 2 for C</text:p>
            <text:p>index 3 for A, index 3 for B, index 4 for C</text:p>
            <text:p>…</text:p>
            <text:p>index N-2 for A, index N-1 for B, index N for C</text:p>
          </table:table-cell>
          <table:table-cell table:style-name="ce5" office:value-type="string" calcext:value-type="string">
            <text:p>ui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8" office:value-type="string" calcext:value-type="string">
            <text:p>Emitter-Chunk</text:p>
          </table:table-cell>
          <table:table-cell table:style-name="ce8"/>
          <table:table-cell table:style-name="ce8" office:value-type="string" calcext:value-type="string">
            <text:p>Emitter for particles</text:p>
          </table:table-cell>
          <table:table-cell table:style-name="ce8" table:number-columns-repeated="3"/>
          <table:table-cell table:style-name="ce8" office:value-type="string" calcext:value-type="string">
            <text:p>OMPFChunkTypes::Emitter (0x08)</text:p>
          </table:table-cell>
          <table:table-cell table:number-columns-repeated="1017"/>
        </table:table-row>
        <table:table-row table:style-name="ro2">
          <table:table-cell/>
          <table:table-cell table:formula="of:=[.$A$19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the meaning of the emitters size depends on it's type</text:p>
            <text:p/>
            <text:p>Mesh -&gt; none </text:p>
            <text:p>Point -&gt; none</text:p>
            <text:p>Disc -&gt; radius of disc</text:p>
            <text:p>Circle -&gt; radius of circle</text:p>
            <text:p>Sphere -&gt; radius of a sphere</text:p>
            <text:p>Square -&gt; half edge lenght</text:p>
            <text:p>Cube -&gt; half edge lenght</text:p>
          </table:table-cell>
          <table:table-cell table:style-name="ce5" office:value-type="string" calcext:value-type="string">
            <text:p>float3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mitter type</text:p>
          </table:table-cell>
          <table:table-cell table:style-name="ce5" office:value-type="string" calcext:value-type="string">
            <text:p>the emitter type (Mesh is not yet supported)</text:p>
          </table:table-cell>
          <table:table-cell office:value-type="string" calcext:value-type="string">
            <text:p>ui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8" office:value-type="string" calcext:value-type="string">
            <text:p>ParticleSystem-Chunk</text:p>
          </table:table-cell>
          <table:table-cell table:style-name="ce8"/>
          <table:table-cell table:style-name="ce11" office:value-type="string" calcext:value-type="string">
            <text:p>Particle System</text:p>
          </table:table-cell>
          <table:table-cell table:style-name="ce8" table:number-columns-repeated="3"/>
          <table:table-cell table:style-name="ce8" office:value-type="string" calcext:value-type="string">
            <text:p>OMPFChunkTypes::ParticleSystem (0x09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x particle count</text:p>
          </table:table-cell>
          <table:table-cell table:style-name="ce5" office:value-type="string" calcext:value-type="string">
            <text:p>the maximum of particles that exist in parallel within this particle system</text:p>
          </table:table-cell>
          <table:table-cell office:value-type="string" calcext:value-type="string">
            <text:p>uint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op on/off</text:p>
          </table:table-cell>
          <table:table-cell table:style-name="ce5" office:value-type="string" calcext:value-type="string">
            <text:p>if true the particle system runs in an endless loop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lor gradient</text:p>
          </table:table-cell>
          <table:table-cell office:value-type="string" calcext:value-type="string">
            <text:p>iaGradientColor4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ission gradient</text:p>
          </table:table-cell>
          <table:table-cell table:style-name="ce5" office:value-type="string" calcext:value-type="string">
            <text:p>iaGradient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rientation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rientation rat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ft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locity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z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art visible tim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x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x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ortex check range</text:p>
          </table:table-cell>
          <table:table-cell table:style-name="ce5"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_vortexToParticleRat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_vorticityConfinement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rst texture tiling column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rst texture tiling row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ir drag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mulation period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locity oriented</text:p>
          </table:table-cell>
          <table:table-cell table:style-name="ce5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5">
          <table:table-cell office:value-type="string" calcext:value-type="string">
            <text:p>Switch Chunk</text:p>
          </table:table-cell>
          <table:table-cell/>
          <table:table-cell table:style-name="ce5" office:value-type="string" calcext:value-type="string">
            <text:p>* just contains children</text:p>
            <text:p>* gives hint to the application how to handle the children</text:p>
            <text:p>* there can only be one active child for rendering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witch LOD-Chunk</text:p>
          </table:table-cell>
          <table:table-cell/>
          <table:table-cell table:style-name="ce5" office:value-type="string" calcext:value-type="string">
            <text:p>similar to switch chunk but the application can decide which LODs to show even in parallel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LOD Trigger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hysics Collision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hysics Body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hysics Joints</text:p>
          </table:table-cell>
          <table:table-cell/>
          <table:table-cell table:style-name="ce5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Camera Chunk</text:p>
          </table:table-cell>
          <table:table-cell/>
          <table:table-cell table:style-name="ce5"/>
          <table:table-cell table:number-columns-repeated="1021"/>
        </table:table-row>
        <table:table-row table:style-name="ro9" table:number-rows-repeated="59">
          <table:table-cell table:number-columns-repeated="2"/>
          <table:table-cell table:style-name="ce5"/>
          <table:table-cell table:number-columns-repeated="1021"/>
        </table:table-row>
        <table:table-row table:style-name="ro9" table:number-rows-repeated="1048348">
          <table:table-cell table:number-columns-repeated="1024"/>
        </table:table-row>
        <table:table-row table:style-name="ro10" table:number-rows-repeated="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2">
        <table:table-column table:style-name="co8" table:default-cell-style-name="Default"/>
        <table:table-column table:style-name="co10" table:number-columns-repeated="63" table:default-cell-style-name="Default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abelle3" table:style-name="ta3">
        <table:table-column table:style-name="co8" table:default-cell-style-name="Default"/>
        <table:table-column table:style-name="co10" table:number-columns-repeated="63" table:default-cell-style-name="Default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/>
      <number:text>/</number:text>
      <number:month number:style="long"/>
      <number:text>/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PageStyle_5f_Tabelle2" style:display-name="PageStyle_Tabelle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le3" style:display-name="PageStyle_Tabelle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Schulz</meta:initial-creator>
    <meta:editing-cycles>9</meta:editing-cycles>
    <meta:creation-date>2012-10-27T18:58:05</meta:creation-date>
    <dc:date>2024-01-15T17:49:47.644254440</dc:date>
    <meta:editing-duration>PT36M58S</meta:editing-duration>
    <meta:generator>LibreOffice/7.4.7.2$Linux_X86_64 LibreOffice_project/40$Build-2</meta:generator>
    <meta:document-statistic meta:table-count="3" meta:cell-count="328" meta:object-count="0"/>
    <meta:user-defined meta:name="AppVersion">15.0300</meta:user-defined>
  </office:meta>
</office:document-meta>
</file>